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c06" officeooo:paragraph-rsid="0010ac06"/>
    </style:style>
    <style:style style:name="P2" style:family="paragraph" style:parent-style-name="Standard">
      <style:text-properties officeooo:rsid="0010ac06" officeooo:paragraph-rsid="00156a12"/>
    </style:style>
    <style:style style:name="P3" style:family="paragraph" style:parent-style-name="Standard">
      <style:text-properties officeooo:rsid="0010ac06" officeooo:paragraph-rsid="00169d50"/>
    </style:style>
    <style:style style:name="P4" style:family="paragraph" style:parent-style-name="Standard">
      <style:text-properties officeooo:rsid="0010ac06" officeooo:paragraph-rsid="001716e8"/>
    </style:style>
    <style:style style:name="P5" style:family="paragraph" style:parent-style-name="Standard">
      <style:text-properties officeooo:rsid="0010ac06" officeooo:paragraph-rsid="001ad77f"/>
    </style:style>
    <style:style style:name="P6" style:family="paragraph" style:parent-style-name="Standard">
      <style:text-properties officeooo:rsid="00156a12" officeooo:paragraph-rsid="00156a12"/>
    </style:style>
    <style:style style:name="P7" style:family="paragraph" style:parent-style-name="Standard">
      <style:text-properties officeooo:rsid="00169d50" officeooo:paragraph-rsid="00169d50"/>
    </style:style>
    <style:style style:name="P8" style:family="paragraph" style:parent-style-name="Standard">
      <style:text-properties officeooo:rsid="00169d50" officeooo:paragraph-rsid="001716e8"/>
    </style:style>
    <style:style style:name="P9" style:family="paragraph" style:parent-style-name="Standard">
      <style:text-properties officeooo:rsid="001ad77f" officeooo:paragraph-rsid="001ad77f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/>
    </style:style>
    <style:style style:name="P13" style:family="paragraph" style:parent-style-name="Heading_20_1" style:list-style-name="L7">
      <loext:graphic-properties draw:fill="none" draw:fill-color="#ffffff"/>
      <style:paragraph-properties fo:margin-left="0cm" fo:margin-right="0cm" fo:margin-top="0.423cm" fo:margin-bottom="0.212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/>
    </style:style>
    <style:style style:name="P14" style:family="paragraph" style:parent-style-name="Heading_20_1" style:list-style-name="L9">
      <loext:graphic-properties draw:fill="none" draw:fill-color="#ffffff"/>
      <style:paragraph-properties fo:margin-left="0cm" fo:margin-right="0cm" fo:margin-top="0.423cm" fo:margin-bottom="0.212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/>
    </style:style>
    <style:style style:name="P15" style:family="paragraph" style:parent-style-name="Heading_20_1" style:list-style-name="L11">
      <loext:graphic-properties draw:fill="none" draw:fill-color="#ffffff"/>
      <style:paragraph-properties fo:margin-left="0cm" fo:margin-right="0cm" fo:margin-top="0.423cm" fo:margin-bottom="0.212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/>
    </style:style>
    <style:style style:name="P16" style:family="paragraph" style:parent-style-name="Standard" style:list-style-name="L1">
      <style:text-properties officeooo:rsid="0010ac06" officeooo:paragraph-rsid="00156a12"/>
    </style:style>
    <style:style style:name="P17" style:family="paragraph" style:parent-style-name="Standard" style:list-style-name="L1">
      <style:text-properties officeooo:rsid="0010ac06" officeooo:paragraph-rsid="0010ac06"/>
    </style:style>
    <style:style style:name="P18" style:family="paragraph" style:parent-style-name="Standard" style:list-style-name="L2">
      <style:text-properties officeooo:rsid="0010ac06" officeooo:paragraph-rsid="0010ac06"/>
    </style:style>
    <style:style style:name="P19" style:family="paragraph" style:parent-style-name="Standard" style:list-style-name="L3">
      <style:text-properties officeooo:rsid="0010ac06" officeooo:paragraph-rsid="0010ac06"/>
    </style:style>
    <style:style style:name="P20" style:family="paragraph" style:parent-style-name="Standard" style:list-style-name="L4">
      <style:text-properties officeooo:rsid="0010ac06" officeooo:paragraph-rsid="00156a12"/>
    </style:style>
    <style:style style:name="P21" style:family="paragraph" style:parent-style-name="Standard" style:list-style-name="L4">
      <style:text-properties officeooo:rsid="0010ac06" officeooo:paragraph-rsid="0010ac06"/>
    </style:style>
    <style:style style:name="P22" style:family="paragraph" style:parent-style-name="Text_20_body">
      <style:text-properties officeooo:rsid="0010ac06"/>
    </style:style>
    <style:style style:name="P23" style:family="paragraph" style:parent-style-name="Text_20_body">
      <style:text-properties officeooo:rsid="002271e8" officeooo:paragraph-rsid="002271e8"/>
    </style:style>
    <style:style style:name="P24" style:family="paragraph" style:parent-style-name="Text_20_body">
      <style:text-properties fo:color="#1f497d"/>
    </style:style>
    <style:style style:name="P2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2.519cm" fo:margin-right="0cm" fo:text-indent="0cm" style:auto-text-indent="false"/>
    </style:style>
    <style:style style:name="T1" style:family="text">
      <style:text-properties officeooo:rsid="0010ac06"/>
    </style:style>
    <style:style style:name="T2" style:family="text">
      <style:text-properties officeooo:rsid="00156a12"/>
    </style:style>
    <style:style style:name="T3" style:family="text">
      <style:text-properties officeooo:rsid="00169d50"/>
    </style:style>
    <style:style style:name="T4" style:family="text">
      <style:text-properties officeooo:rsid="001716e8"/>
    </style:style>
    <style:style style:name="T5" style:family="text">
      <style:text-properties fo:font-variant="normal" fo:text-transform="none" fo:color="#1f497d" style:font-name="Symbol"/>
    </style:style>
    <style:style style:name="T6" style:family="text">
      <style:text-properties fo:color="#1f497d" style:font-name="Symbol"/>
    </style:style>
    <style:style style:name="T7" style:family="text">
      <style:text-properties fo:color="#1f497d"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95ebe613-7fff-49ca-a50d-1741b7a49418"/>Data Management pour le Machine Learning (DML)</text:h>
      <text:p text:style-name="P25">Durée : 2 jours</text:p>
      <text:p text:style-name="P25">Prérequis : Python</text:p>
      <text:p text:style-name="P25">Langage : Python</text:p>
      <text:p text:style-name="P25">Librairies : Pandas, numpy, seaborn</text:p>
      <text:p text:style-name="P25">Programme :</text:p>
      <text:list xml:id="list2091823172" text:style-name="L6">
        <text:list-item>
          <text:p text:style-name="P26">Gestion de données pour le Machine Learning</text:p>
        </text:list-item>
        <text:list-item>
          <text:p text:style-name="P26">Les notions mathématiques nécessaires au Machine Learning</text:p>
        </text:list-item>
        <text:list-item>
          <text:p text:style-name="P26">Présentation des possibilités offertes par le Machine Learning</text:p>
        </text:list-item>
        <text:list-item>
          <text:p text:style-name="P26">Gestion de projet en machine learning</text:p>
        </text:list-item>
      </text:list>
      <text:p text:style-name="Text_20_body"/>
      <text:list xml:id="list3910337211" text:style-name="L7">
        <text:list-item>
          <text:h text:style-name="P13" text:outline-level="1">Initiation au Machine Learning (IML)</text:h>
        </text:list-item>
      </text:list>
      <text:p text:style-name="P25">Durée : 2 jours</text:p>
      <text:p text:style-name="P25">Prérequis : DML</text:p>
      <text:p text:style-name="P25">Langage : Python</text:p>
      <text:p text:style-name="P25">Librairies : Pandas, numpy, SciKitLearn.</text:p>
      <text:p text:style-name="P25">Programme :</text:p>
      <text:list xml:id="list339456820" text:style-name="L8">
        <text:list-item>
          <text:p text:style-name="P27">Apprentissage supervisé (naive bayes, random forest, svm, réseaux de neurones)</text:p>
        </text:list-item>
        <text:list-item>
          <text:p text:style-name="P27">Apprentissage non-supervisé (PCA, Kmeans, DBScan, Isolation Forest)</text:p>
        </text:list-item>
      </text:list>
      <text:p text:style-name="Text_20_body"/>
      <text:list xml:id="list171118623" text:style-name="L9">
        <text:list-item>
          <text:h text:style-name="P14" text:outline-level="1">Deep Learning pour le traitement d’image (DLI)</text:h>
        </text:list-item>
      </text:list>
      <text:p text:style-name="P25">Durée : 2 jours</text:p>
      <text:p text:style-name="P25">Prérequis: DML, IML</text:p>
      <text:p text:style-name="P25">Langage : Python</text:p>
      <text:p text:style-name="P25">Librairies : TensorFlow, Keras</text:p>
      <text:p text:style-name="P25">Programme :</text:p>
      <text:list xml:id="list3734299145" text:style-name="L10">
        <text:list-item>
          <text:p text:style-name="P28">Réseaux de convolutions (convolutions, pooling, padding)</text:p>
        </text:list-item>
        <text:list-item>
          <text:p text:style-name="P28">Auto-encodeur d’image</text:p>
        </text:list-item>
        <text:list-item>
          <text:p text:style-name="P28">Generative Adversarial Network</text:p>
        </text:list-item>
      </text:list>
      <text:p text:style-name="Text_20_body"/>
      <text:list xml:id="list3941047613" text:style-name="L11">
        <text:list-item>
          <text:h text:style-name="P15" text:outline-level="1">Deep Learning pour les Séquences et le Texte (DLS)</text:h>
        </text:list-item>
      </text:list>
      <text:p text:style-name="P25">Durée : 3 jours</text:p>
      <text:p text:style-name="P25">Prérequis: DML, IML</text:p>
      <text:p text:style-name="P25">Langage : Python</text:p>
      <text:p text:style-name="P25">Librairies : TensorFlow, Keras, PyTorch</text:p>
      <text:p text:style-name="P25">Programme :</text:p>
      <text:list xml:id="list3767328846" text:style-name="L12">
        <text:list-item>
          <text:p text:style-name="P29"><text:soft-page-break/>Traitement automatique du langage (TF-IDF, POS-tagging, lemmatisation, N-grams)</text:p>
        </text:list-item>
        <text:list-item>
          <text:p text:style-name="P29">Word Embeddings (CBOW, spkipgram)</text:p>
        </text:list-item>
        <text:list-item>
          <text:p text:style-name="P29">Réseaux récurrents (RNN, LSTM, GRU, RNN bidirectionnel)</text:p>
        </text:list-item>
        <text:list-item>
          <text:p text:style-name="P29">Modèle de langage</text:p>
        </text:list-item>
        <text:list-item>
          <text:p text:style-name="P29">Modèle seq2seq</text:p>
        </text:list-item>
        <text:list-item>
          <text:p text:style-name="P29">Auto-encodeur de texte</text:p>
        </text:list-item>
        <text:list-item>
          <text:p text:style-name="P29">Mécanisme d’attention</text:p>
        </text:list-item>
        <text:list-item>
          <text:p text:style-name="P29">Transformer Networks</text:p>
        </text:list-item>
      </text:list>
      <text:p text:style-name="Text_20_body"/>
      <text:h text:style-name="P12" text:outline-level="1">Machine Learning pour le code source (MLC)</text:h>
      <text:p text:style-name="P25">Durée : 3 jours</text:p>
      <text:p text:style-name="P25">Prérequis : IML</text:p>
      <text:p text:style-name="P25">Langage: Python</text:p>
      <text:p text:style-name="P25">Librairies : PyTorch, TensorFlow</text:p>
      <text:p text:style-name="P25">Programme :</text:p>
      <text:list xml:id="list1805562906" text:style-name="L13">
        <text:list-item>
          <text:p text:style-name="P30">Pré-traitement du code source (pré-traitements textuels, transformation en arbre, gestion de différents langage de programmation)</text:p>
        </text:list-item>
        <text:list-item>
          <text:p text:style-name="P30">Modélisation des topics du code source  (ARTM, LDA)</text:p>
        </text:list-item>
        <text:list-item>
          <text:p text:style-name="P30">Réseaux de neurones sur graphes (GNN, GGNN)</text:p>
        </text:list-item>
        <text:list-item>
          <text:p text:style-name="P30">Modèle sequence à séquence (transformers)</text:p>
        </text:list-item>
        <text:list-item>
          <text:p text:style-name="P30">Classification de fonction, de token</text:p>
        </text:list-item>
        <text:list-item>
          <text:p text:style-name="P30">Détection de similarité dans des bases de code importantes</text:p>
        </text:list-item>
      </text:list>
      <text:p text:style-name="P22"/>
      <text:p text:style-name="P22"/>
      <text:p text:style-name="P22"/>
      <text:p text:style-name="P23">Visibilité animation intervenant (à temps plein ?)</text:p>
      <text:p text:style-name="P23">Séquences de demi-journée ?</text:p>
      <text:p text:style-name="P23">Temps de tp participant en autonomie ?</text:p>
      <text:p text:style-name="P23">Temps de tp tutoré ?</text:p>
      <text:p text:style-name="P23"/>
      <text:p text:style-name="P23"><text:span text:style-name="T6">·</text:span><text:span text:style-name="T5">         </text:span><text:span text:style-name="T7">Animation intervenant à temps plein</text:span></text:p>
      <text:p text:style-name="P31"><text:span text:style-name="T6">·</text:span><text:span text:style-name="T5">         </text:span><text:span text:style-name="T7">Temps libre sans formation</text:span></text:p>
      <text:p text:style-name="P31"><text:span text:style-name="T6">·</text:span><text:span text:style-name="T5">         </text:span><text:span text:style-name="T7">Temps TP participant en autonomie (lecture, vidéo à regarder, réalisation d’un TP…)</text:span></text:p>
      <text:p text:style-name="P31"><text:span text:style-name="T6">·</text:span><text:span text:style-name="T5">         </text:span><text:span text:style-name="T7">Temps TP participant tutoré avec un intervenant (réalisation d’un TP, chat...)</text:span></text:p>
      <text:p text:style-name="P24"> </text:p>
      <text:p text:style-name="P23"><text:soft-page-break/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13:37:34.212507542</meta:creation-date>
    <meta:generator>LibreOffice/6.3.5.2$Linux_X86_64 LibreOffice_project/30$Build-2</meta:generator>
    <dc:date>2020-05-19T10:41:43.230414531</dc:date>
    <meta:editing-duration>PT20H33M59S</meta:editing-duration>
    <meta:editing-cycles>9</meta:editing-cycles>
    <meta:document-statistic meta:table-count="0" meta:image-count="0" meta:object-count="0" meta:page-count="3" meta:paragraph-count="62" meta:word-count="338" meta:character-count="2188" meta:non-whitespace-character-count="1903"/>
  </office:meta>
</office:document-meta>
</file>